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fdb" officeooo:paragraph-rsid="00159fdb"/>
    </style:style>
    <style:style style:name="P2" style:family="paragraph" style:parent-style-name="Standard">
      <style:text-properties fo:font-weight="bold" officeooo:rsid="00159fdb" officeooo:paragraph-rsid="00159fdb" style:font-weight-asian="bold" style:font-weight-complex="bold"/>
    </style:style>
    <style:style style:name="P3" style:family="paragraph" style:parent-style-name="Standard">
      <style:text-properties fo:font-weight="bold" officeooo:rsid="0017f1ca" officeooo:paragraph-rsid="0017f1ca" style:font-weight-asian="bold" style:font-weight-complex="bold"/>
    </style:style>
    <style:style style:name="P4" style:family="paragraph" style:parent-style-name="Standard">
      <style:text-properties officeooo:rsid="00163a95" officeooo:paragraph-rsid="00163a95"/>
    </style:style>
    <style:style style:name="P5" style:family="paragraph" style:parent-style-name="Standard">
      <style:text-properties fo:font-weight="normal" officeooo:rsid="0017f1ca" officeooo:paragraph-rsid="0017f1ca" style:font-weight-asian="normal" style:font-weight-complex="normal"/>
    </style:style>
    <style:style style:name="P6" style:family="paragraph" style:parent-style-name="Standard">
      <style:text-properties fo:font-weight="normal" officeooo:rsid="0019ef31" officeooo:paragraph-rsid="0019ef31" style:font-weight-asian="normal" style:font-weight-complex="normal"/>
    </style:style>
    <style:style style:name="T1" style:family="text">
      <style:text-properties officeooo:rsid="0017f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g Rapport prosjekt 1 fys-stk4155</text:p>
      <text:p text:style-name="P1"/>
      <text:p text:style-name="P2">torsdag 13/9 kl 19-24</text:p>
      <text:p text:style-name="P1"/>
      <text:p text:style-name="P1"><text:span text:style-name="T1">implementerte</text:span> LinearReg(x, y, k)</text:p>
      <text:p text:style-name="P1">denne funksjonen tilpasser et k-te ordens polynom til testdataene x,y der x er en n tall i R^2 og y er n tall i R</text:p>
      <text:p text:style-name="P1"/>
      <text:p text:style-name="P2">fredag 14/9 <text:span text:style-name="T1">kl 09-12</text:span></text:p>
      <text:p text:style-name="P1"/>
      <text:p text:style-name="P1"><text:span text:style-name="T1">implementerte</text:span> Polynom(x, y, k, beta)</text:p>
      <text:p text:style-name="P1">denne funksjonen regner ut verdien av k-te ordens polynomet p:R^2 -&gt; R med koeffisienter beta i punktet (x,y) </text:p>
      <text:p text:style-name="P1"/>
      <text:p text:style-name="P4">observasjon</text:p>
      <text:p text:style-name="P4">LinearReg(x, y, k) tilpasser polynomet bra så lenge det er lite støy i testdataene. Støy koeffisienter på mer en 0.5 ser ut til å gi stor varians, store koeffisinter osv. Forventer at dette problemet vil dempes/løses når vi bruker Ridge og Lasso ettersom disse metodene minmerer med betingelsen at koeffisientene ikke skal bli for store.</text:p>
      <text:p text:style-name="P4"/>
      <text:p text:style-name="P3">Kl 15-20</text:p>
      <text:p text:style-name="P3"/>
      <text:p text:style-name="P5">implementerte Bootstrap()</text:p>
      <text:p text:style-name="P5"/>
      <text:p text:style-name="P6">Todo: sette opp et system over hva som skal testes over hvilke parametre og hvilke metoder. Og hva som skal printes, logges, lagres til fil osv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4:41.180465783</meta:creation-date>
    <dc:date>2018-09-14T19:00:09.839259403</dc:date>
    <meta:editing-duration>PT7H25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1" meta:character-count="892" meta:non-whitespace-character-count="752"/>
  </office:meta>
</office:document-meta>
</file>